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H2</text:h>
      <text:p text:style-name="Standard">This is a <text:span text:style-name="T1">bold</text:span> move!</text:p>
      <text:p text:style-name="Standard">H3</text:p>
      <text:p text:style-name="Standard">More friggin' text</text:p>
      <text:h text:style-name="Heading_20_1" text:outline-level="1">1</text:h>
      <text:h text:style-name="Heading_20_2" text:outline-level="2">2</text:h>
      <text:h text:style-name="Heading_20_3" text:outline-level="3">3</text:h>
      <text:h text:style-name="Heading_20_4" text:outline-level="4">4</text:h>
      <text:h text:style-name="Heading_20_5" text:outline-level="5">5</text:h>
      <text:h text:style-name="Heading_20_6" text:outline-level="6">6</text:h>
      <text:h text:style-name="Heading_20_7" text:outline-level="7">7</text:h>
      <text:h text:style-name="Heading_20_8" text:outline-level="8">8</text:h>
      <text:h text:style-name="Heading_20_9" text:outline-level="9">9</text:h>
      <text:h text:style-name="Heading_20_10" text:outline-level="10">10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3-27T19:09:22</meta:creation-date>
    <dc:date>2006-03-27T19:15:59</dc:date>
    <dc:language>de-DE</dc:language>
    <meta:editing-cycles>3</meta:editing-cycles>
    <meta:editing-duration>PT2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20" meta:character-count="53"/>
  </office:meta>
</office:document-meta>
</file>